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10.06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mehrere Quellen</text:p>
          </table:table-cell>
          <table:table-cell table:style-name="ce1" office:value-type="string">
            <text:p>Ziel existiert</text:p>
          </table:table-cell>
          <table:table-cell table:style-name="ce1" office:value-type="string">
            <text:p>Ziel ist ein Verzeichnis</text:p>
          </table:table-cell>
          <table:table-cell table:style-name="ce1" office:value-type="string">
            <text:p>Verhalten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Quellen werden in das existierende Verzeichnis kopiert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ehler: Kann nicht mehrere Dateien auf ein Ziel schreibe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Zielverzeichnis anlegen, Quellen ins Zielverzeichnis kopieren.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elldatei wird in Zielordner kopiert.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Zieldatei wird mit Quelldatei überschrieben.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Zieldatei wird als Kopie der Quelldatei angelegt.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9">29.04.2008</text:date>, <text:time>14:4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23T19:11:36</meta:creation-date>
    <dc:date>2008-04-23T19:19:02</dc:date>
    <meta:editing-cycles>9</meta:editing-cycles>
    <meta:editing-duration>PT7M28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